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hu" fo:country="HU"/>
    </style:style>
    <style:style style:name="P2" style:family="paragraph" style:parent-style-name="Standard">
      <style:paragraph-properties fo:text-align="start" style:justify-single-word="false"/>
      <style:text-properties fo:language="hu" fo:country="HU"/>
    </style:style>
    <style:style style:name="P3" style:family="paragraph" style:parent-style-name="Standard" style:list-style-name="L1">
      <style:paragraph-properties fo:text-align="start" style:justify-single-word="false"/>
      <style:text-properties fo:language="hu" fo:country="H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Camp megbeszélés – 2012. február 16.</text:p>
      <text:p text:style-name="P2"/>
      <text:p text:style-name="P2">Érintett témák:</text:p>
      <text:list xml:id="list797393914" text:style-name="L1">
        <text:list-item>
          <text:p text:style-name="P3">Scope</text:p>
        </text:list-item>
        <text:list-item>
          <text:p text:style-name="P3">Portlet alapkoncepció</text:p>
        </text:list-item>
        <text:list-item>
          <text:p text:style-name="P3">Jogosultságkezelés</text:p>
        </text:list-item>
        <text:list-item>
          <text:p text:style-name="P3">Első sprint tartalma</text:p>
        </text:list-item>
      </text:list>
      <text:p text:style-name="P2"/>
      <text:p text:style-name="P2">A scope a tananyag és vizsgatesztek megjelenítésére terjed ki. Ebbe beletartozik a jogosultságkezelés, tehát csak az láthatja az adott anyagot, aki az előkövetelményeit teljesíti. Ezen kívül bővíthetően megoldhatónak kell lennie, hogy különféle vizsgafeladatokat lehessen konfigurálni és azokat automatikusan tudni kell kiértékelni.</text:p>
      <text:p text:style-name="P2"/>
      <text:p text:style-name="P2">Az alapkoncepció az, hogy az összetartozó tananyagok egy közös szülőoldal alatti gyerekoldalak, ahol kötelezően szerepelnie kell egy vizsgaportletnek. Ezen konfigurálható, hogy milyen kérdések jelenjenek meg, valamint hogy milyen módon lehet kiértékelni. A kiértékelés teljesen automatikus. Ez a portlet adja meg a jogosultságot a további leckékre.</text:p>
      <text:p text:style-name="P2"/>
      <text:p text:style-name="P2">A jogosultságkezelés alapja a leckék oldalaira adott VIEW jog. Ha jobb ötlet nem lesz, akkor minden oldalra létrejön egy szerep, amelyik megtekintheti az adott oldalt, és a felhasználók megkapják ezt a szerepet.</text:p>
      <text:p text:style-name="P2"/>
      <text:p text:style-name="P2">Az első 2 hetes sprintbe meghatároztuk, hogy létrehozzuk a vizsgaportletet. Ezt bármilyen alapszinten konfigurálhatóvá tesszük. Ezután a portletnek tudnia kell felderítenie a további leckéket a közös szülőoldal alatt, a következőre átnavigálnia és VIEW jogosultságot ad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shee </meta:initial-creator>
    <meta:creation-date>2012-02-16T20:51:21</meta:creation-date>
    <meta:document-statistic meta:table-count="0" meta:image-count="0" meta:object-count="0" meta:page-count="1" meta:paragraph-count="10" meta:word-count="173" meta:character-count="1288" meta:non-whitespace-character-count="1129"/>
    <dc:date>2012-02-16T21:03:44</dc:date>
    <dc:creator>sashee </dc:creator>
    <meta:editing-duration>PT12M24S</meta:editing-duration>
    <meta:editing-cycles>1</meta:editing-cycles>
    <meta:generator>LibreOffice/3.4$Unix LibreOffice_project/340m1$Build-402</meta:generator>
  </office:meta>
</office:document-meta>
</file>